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fill-color="#77216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1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3.267cm"/>
    </style:style>
    <style:style style:name="gr10" style:family="graphic" style:parent-style-name="standard">
      <style:graphic-properties draw:stroke="none" svg:stroke-color="#000000" draw:fill="none" draw:fill-color="#ffffff" fo:min-height="4.4cm"/>
    </style:style>
    <style:style style:name="gr11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1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3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4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5" style:family="graphic" style:parent-style-name="standard">
      <style:graphic-properties svg:stroke-width="0.05cm" svg:stroke-color="#000000" draw:marker-start-width="0.425cm" draw:marker-end-width="0.425cm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5cm" svg:height="7.3cm" svg:x="1.8cm" svg:y="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1cm" svg:height="2.1cm" svg:x="3.6cm" svg:y="6cm">
            <text:p text:style-name="P1">hpk.d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3.647cm" svg:height="2.1cm" svg:x="2.7cm" svg:y="9.3cm">
            <text:p text:style-name="P1">baseline.aff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xml:id="id1" draw:id="id1" draw:layer="layout" svg:width="7.6cm" svg:height="2.1cm" svg:x="9.2cm" svg:y="6.2cm">
          <text:p text:style-name="P1">create_internal_release.py<text:line-break/>(hpk)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4.7cm" svg:height="1.4cm" svg:x="18.2cm" svg:y="2.1cm">
          <text:p text:style-name="P1">ir_001_hpk.d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4.7cm" svg:height="1.4cm" svg:x="18.2cm" svg:y="4cm">
          <text:p text:style-name="P1">ir_001_hpk.af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6.8cm" svg:y1="7.25cm" svg:x2="18.2cm" svg:y2="2.8cm" draw:start-shape="id1" draw:start-glue-point="1" draw:end-shape="id2" draw:end-glue-point="3" svg:d="M16800 7250l1400-4450" svg:viewBox="0 0 1401 4451">
          <text:p/>
        </draw:connector>
        <draw:connector draw:style-name="gr6" draw:text-style-name="P1" draw:layer="layout" draw:type="line" svg:x1="16.8cm" svg:y1="7.25cm" svg:x2="18.2cm" svg:y2="4.7cm" draw:start-shape="id1" draw:start-glue-point="1" draw:end-shape="id3" draw:end-glue-point="3" svg:d="M16800 7250l1400-2550" svg:viewBox="0 0 1401 2551">
          <text:p/>
        </draw:connector>
        <draw:custom-shape draw:style-name="gr3" draw:text-style-name="P1" xml:id="id4" draw:id="id4" draw:layer="layout" svg:width="6.2cm" svg:height="1.3cm" svg:x="1.3cm" svg:y="2.8cm">
          <text:p text:style-name="P1">json_to_baseline.py</text:p>
          <draw:enhanced-geometry svg:viewBox="0 0 21600 21600" draw:type="rectangle" draw:enhanced-path="M 0 0 L 21600 0 21600 21600 0 21600 0 0 Z N"/>
        </draw:custom-shape>
        <draw:frame draw:style-name="gr7" draw:layer="layout" svg:width="12.7cm" svg:height="2.384cm" svg:x="8.2cm" svg:y="11.1cm">
          <draw:text-box>
            <text:p>The internal-release name 'hpk' is given as a parameter to the function. The internal-release number is calculated automatically. </text:p>
          </draw:text-box>
        </draw:frame>
        <draw:connector draw:style-name="gr6" draw:text-style-name="P1" draw:layer="layout" draw:type="line" svg:x1="7.2cm" svg:y1="8.75cm" svg:x2="9.2cm" svg:y2="7.25cm" draw:end-shape="id1" draw:end-glue-point="3" svg:d="M7200 8750l2000-1500" svg:viewBox="0 0 2001 1501">
          <text:p/>
        </draw:connector>
        <draw:connector draw:style-name="gr6" draw:text-style-name="P1" draw:layer="layout" draw:type="line" svg:x1="4.4cm" svg:y1="4.1cm" svg:x2="4.45cm" svg:y2="5.1cm" draw:start-shape="id4" draw:start-glue-point="2" svg:d="M4400 4100l50 1000" svg:viewBox="0 0 51 1001">
          <text:p/>
        </draw:connector>
        <draw:custom-shape draw:style-name="gr8" draw:text-style-name="P1" xml:id="id5" draw:id="id5" draw:layer="layout" svg:width="3.4cm" svg:height="3.9cm" svg:x="24cm" svg:y="4.9cm">
          <text:p text:style-name="P1">test_<text:line-break/>internal_<text:line-break/>release.py<text:line-break/>(hpk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2.9cm" svg:y1="2.8cm" svg:x2="24cm" svg:y2="6.85cm" draw:start-shape="id2" draw:start-glue-point="1" draw:end-shape="id5" draw:end-glue-point="3" svg:d="M22900 2800l1100 4050" svg:viewBox="0 0 1101 4051">
          <text:p/>
        </draw:connector>
        <draw:connector draw:style-name="gr6" draw:text-style-name="P1" draw:layer="layout" draw:type="line" svg:x1="22.9cm" svg:y1="4.7cm" svg:x2="24cm" svg:y2="6.85cm" draw:start-shape="id3" draw:start-glue-point="1" draw:end-shape="id5" draw:end-glue-point="3" svg:d="M22900 4700l1100 2150" svg:viewBox="0 0 1101 2151">
          <text:p/>
        </draw:connector>
        <draw:frame draw:style-name="gr9" draw:layer="layout" svg:width="6cm" svg:height="5.939cm" svg:x="22.3cm" svg:y="11.6cm">
          <draw:text-box>
            <text:p>If the test is successful, the last thing done is the removal of the “ir_” from the start of the filenames and the enclosing directory. <text:s/></text:p>
          </draw:text-box>
        </draw:frame>
        <draw:custom-shape draw:style-name="gr5" draw:text-style-name="P1" xml:id="id8" draw:id="id8" draw:layer="layout" svg:width="4.598cm" svg:height="1.4cm" svg:x="18.2cm" svg:y="9.6cm">
          <text:p text:style-name="P1">ir_001_hpk.d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4.598cm" svg:height="1.4cm" svg:x="18.2cm" svg:y="5.9cm">
          <text:p text:style-name="P1">ir_001_hpk.s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4.598cm" svg:height="1.4cm" svg:x="18.2cm" svg:y="7.8cm">
          <text:p text:style-name="P1">ir_001_hpk.add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layer="layout" svg:width="19.1cm" svg:height="5.939cm" svg:x="1.9cm" svg:y="13.7cm">
          <draw:text-box>
            <text:p>The .sup / .add / .dup have the same structure as the .dic file.</text:p>
            <text:p/>
            <text:p>The .sup contains the supplemental words.</text:p>
            <text:p>The .add contains the words that are added as part of this release (none in this case)</text:p>
            <text:p>The .dup contains the words that are not added because they are already in the .dic file (none in this case)</text:p>
            <text:p/>
          </draw:text-box>
        </draw:frame>
        <draw:connector draw:style-name="gr6" draw:text-style-name="P1" draw:layer="layout" draw:type="line" svg:x1="16.8cm" svg:y1="7.25cm" svg:x2="18.2cm" svg:y2="6.6cm" draw:start-shape="id1" draw:start-glue-point="1" draw:end-shape="id6" draw:end-glue-point="3" svg:d="M16800 7250l1400-650" svg:viewBox="0 0 1401 651">
          <text:p/>
        </draw:connector>
        <draw:connector draw:style-name="gr6" draw:text-style-name="P1" draw:layer="layout" draw:type="line" svg:x1="16.8cm" svg:y1="7.25cm" svg:x2="18.2cm" svg:y2="8.5cm" draw:start-shape="id1" draw:start-glue-point="1" draw:end-shape="id7" draw:end-glue-point="3" svg:d="M16800 7250l1400 1250" svg:viewBox="0 0 1401 1251">
          <text:p/>
        </draw:connector>
        <draw:connector draw:style-name="gr6" draw:text-style-name="P1" draw:layer="layout" draw:type="line" svg:x1="16.8cm" svg:y1="7.25cm" svg:x2="18.2cm" svg:y2="10.3cm" draw:start-shape="id1" draw:start-glue-point="1" draw:end-shape="id8" draw:end-glue-point="3" svg:d="M16800 7250l1400 3050" svg:viewBox="0 0 1401 3051">
          <text:p/>
        </draw:connector>
        <draw:connector draw:style-name="gr6" draw:text-style-name="P1" draw:layer="layout" draw:type="line" svg:x1="22.798cm" svg:y1="6.6cm" svg:x2="24cm" svg:y2="6.85cm" draw:start-shape="id6" draw:start-glue-point="1" draw:end-shape="id5" draw:end-glue-point="3" svg:d="M22798 6600l1202 250" svg:viewBox="0 0 1203 251">
          <text:p/>
        </draw:connector>
        <draw:connector draw:style-name="gr6" draw:text-style-name="P1" draw:layer="layout" draw:type="line" svg:x1="22.798cm" svg:y1="8.5cm" svg:x2="24cm" svg:y2="6.85cm" draw:start-shape="id7" draw:start-glue-point="1" draw:end-shape="id5" svg:d="M22798 8500l1202-1650" svg:viewBox="0 0 1203 1651">
          <text:p/>
        </draw:connector>
        <draw:connector draw:style-name="gr6" draw:text-style-name="P1" draw:layer="layout" draw:type="line" svg:x1="22.798cm" svg:y1="10.3cm" svg:x2="24cm" svg:y2="6.85cm" draw:start-shape="id8" draw:start-glue-point="1" draw:end-shape="id5" draw:end-glue-point="3" svg:d="M22798 10300l1202-3450" svg:viewBox="0 0 1203 3451">
          <text:p/>
        </draw:connector>
      </draw:page>
      <draw:page draw:name="page2" draw:style-name="dp1" draw:master-page-name="Default">
        <draw:custom-shape draw:style-name="gr1" draw:text-style-name="P1" xml:id="id9" draw:id="id9" draw:layer="layout" svg:width="5.6cm" svg:height="8.5cm" svg:x="3.2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2cm" svg:height="1.2cm" svg:x="3.9cm" svg:y="1.9cm">
          <text:p text:style-name="P1"><text:span text:style-name="T1">001_hpk.d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4.2cm" svg:height="1.2cm" svg:x="3.9cm" svg:y="3.513cm">
          <text:p text:style-name="P1"><text:span text:style-name="T1">001_hpk.a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2" draw:id="id12" draw:layer="layout" svg:width="3.6cm" svg:height="1.5cm" svg:x="12.7cm" svg:y="1.5cm">
          <text:p text:style-name="P1"><text:span text:style-name="T1">foo.wo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4" draw:id="id14" draw:layer="layout" svg:width="5cm" svg:height="5.9cm" svg:x="21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0" draw:id="id10" draw:layer="layout" svg:width="5.3cm" svg:height="1.9cm" svg:x="3.5cm" svg:y="11.9cm">
          <text:p text:style-name="P1"><text:span text:style-name="T1">create_mozilla_</text:span><text:span text:style-name="T1"><text:line-break/></text:span><text:span text:style-name="T1">release.py (hp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cm" svg:y1="10cm" svg:x2="6.15cm" svg:y2="11.9cm" draw:start-shape="id9" draw:start-glue-point="2" draw:end-shape="id10" draw:end-glue-point="0" svg:d="M6000 10000l150 1900" svg:viewBox="0 0 151 1901">
          <text:p/>
        </draw:connector>
        <draw:g>
          <draw:custom-shape draw:style-name="gr13" draw:text-style-name="P1" xml:id="id11" draw:id="id11" draw:layer="layout" svg:width="11cm" svg:height="3.4cm" svg:x="1cm" svg:y="1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2.4cm" svg:height="2.4cm" svg:x="1.3cm" svg:y="16.6cm">
            <text:p text:style-name="P1"><text:span text:style-name="T2">mi_NZ.dic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2.4cm" svg:height="2.4cm" svg:x="3.95cm" svg:y="16.6cm">
            <text:p text:style-name="P1"><text:span text:style-name="T2">mi_NZ.aff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2.4cm" svg:height="2.4cm" svg:x="9.2cm" svg:y="16.6cm">
            <text:p text:style-name="P1"><text:span text:style-name="T2">install.rdf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2.4cm" svg:height="2.4cm" svg:x="6.6cm" svg:y="16.6cm">
            <text:p text:style-name="P1"><text:span text:style-name="T2">mi_NZ.xpi</text:span>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1" draw:layer="layout" draw:type="line" svg:x1="6.15cm" svg:y1="13.8cm" svg:x2="6.5cm" svg:y2="16cm" draw:start-shape="id10" draw:start-glue-point="2" draw:end-shape="id11" svg:d="M6150 13800l350 2200" svg:viewBox="0 0 351 2201">
          <text:p/>
        </draw:connector>
        <draw:custom-shape draw:style-name="gr3" draw:text-style-name="P1" xml:id="id13" draw:id="id13" draw:layer="layout" svg:width="6.6cm" svg:height="3.1cm" svg:x="11.2cm" svg:y="4.4cm">
          <text:p text:style-name="P1">create_internal_<text:line-break/>release.py<text:line-break/>(foo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4.5cm" svg:y1="3cm" svg:x2="14.5cm" svg:y2="4.4cm" draw:start-shape="id12" draw:start-glue-point="2" draw:end-shape="id13" draw:end-glue-point="0" svg:d="M14500 3000v1400" svg:viewBox="0 0 1 1401">
          <text:p/>
        </draw:connector>
        <draw:connector draw:style-name="gr6" draw:text-style-name="P1" draw:layer="layout" draw:type="line" svg:x1="9cm" svg:y1="6.65cm" svg:x2="11.2cm" svg:y2="5.95cm" draw:end-shape="id13" draw:end-glue-point="3" svg:d="M9000 6650l2200-700" svg:viewBox="0 0 2201 701">
          <text:p/>
        </draw:connector>
        <draw:g xml:id="id17" draw:id="id17">
          <draw:custom-shape draw:style-name="gr13" draw:text-style-name="P1" draw:layer="layout" svg:width="10.971cm" svg:height="1.3cm" draw:transform="skewX (-0.0223402144255274) translate (17.3cm 18.6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2.4cm" svg:height="0.684cm" svg:x="17.6cm" svg:y="19.011cm">
            <text:p text:style-name="P1"><text:span text:style-name="T2">mi_NZ.dic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2.4cm" svg:height="0.615cm" draw:transform="skewX (-0.0226892802759263) translate (20.259cm 19.011cm)">
            <text:p text:style-name="P1"><text:span text:style-name="T2">mi_NZ.aff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2.4cm" svg:height="0.684cm" draw:transform="skewX (-0.0219911485751285) translate (25.509cm 19.011cm)">
            <text:p text:style-name="P1"><text:span text:style-name="T2">install.rdf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2.4cm" svg:height="0.615cm" draw:transform="skewX (-0.0226892802759263) translate (22.909cm 19.011cm)">
            <text:p text:style-name="P1"><text:span text:style-name="T2">mi_NZ.xpi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xml:id="id16" draw:id="id16" draw:layer="layout" svg:width="8.8cm" svg:height="1.5cm" svg:x="18.5cm" svg:y="16.1cm">
          <text:p text:style-name="P1"><text:span text:style-name="T1">create_mozilla_release.py</text:span><text:span text:style-name="T1"><text:line-break/></text:span><text:span text:style-name="T1">(fo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7.8cm" svg:y1="5.95cm" svg:x2="21.2cm" svg:y2="3.95cm" draw:start-shape="id13" draw:start-glue-point="1" draw:end-shape="id14" svg:d="M17800 5950l3400-2000" svg:viewBox="0 0 3401 2001">
          <text:p/>
        </draw:connector>
        <draw:custom-shape draw:style-name="gr8" draw:text-style-name="P1" xml:id="id15" draw:id="id15" draw:layer="layout" svg:width="7.6cm" svg:height="1.5cm" svg:x="19.9cm" svg:y="7.8cm">
          <text:p text:style-name="P1">test_internal_release.py<text:line-break/>(foo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3.7cm" svg:y1="7cm" svg:x2="23.7cm" svg:y2="7.8cm" draw:end-shape="id15" draw:end-glue-point="0" svg:d="M23700 7000v800" svg:viewBox="0 0 1 801">
          <text:p/>
        </draw:connector>
        <draw:custom-shape draw:style-name="gr1" draw:text-style-name="P1" draw:layer="layout" svg:width="5cm" svg:height="4.7cm" svg:x="20.7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1cm" svg:height="0.6cm" svg:x="21.2cm" svg:y="10.581cm">
          <text:p text:style-name="P1"><text:span text:style-name="T3">002_foo.d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3.7cm" svg:y1="9.3cm" svg:x2="23.2cm" svg:y2="10.3cm" draw:start-shape="id15" draw:start-glue-point="2" svg:d="M23700 9300l-500 1000" svg:viewBox="0 0 501 1001">
          <text:p/>
        </draw:connector>
        <draw:connector draw:style-name="gr6" draw:text-style-name="P1" draw:layer="layout" draw:type="line" svg:x1="22.9cm" svg:y1="17.6cm" svg:x2="22.8cm" svg:y2="18.6cm" draw:start-shape="id16" draw:start-glue-point="2" draw:end-shape="id17" draw:end-glue-point="0" svg:d="M22900 17600l-100 1000" svg:viewBox="0 0 101 1001">
          <text:p/>
        </draw:connector>
        <draw:custom-shape draw:style-name="gr11" draw:text-style-name="P2" draw:layer="layout" svg:width="4.2cm" svg:height="1.2cm" svg:x="3.9cm" svg:y="5.125cm">
          <text:p text:style-name="P1"><text:span text:style-name="T1">001_hpk.s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4.2cm" svg:height="1.2cm" svg:x="3.9cm" svg:y="6.738cm">
          <text:p text:style-name="P1"><text:span text:style-name="T1">001_hpk.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4.2cm" svg:height="1.2cm" svg:x="3.9cm" svg:y="8.3cm">
          <text:p text:style-name="P1"><text:span text:style-name="T1">001_hpk.d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4" draw:layer="layout" svg:width="4.1cm" svg:height="0.8cm" svg:x="21.7cm" svg:y="1.2cm">
            <text:p text:style-name="P1"><text:span text:style-name="T3">ir_002_foo.d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4cm" svg:height="0.8cm" svg:x="21.7cm" svg:y="3.575cm">
            <text:p text:style-name="P1"><text:span text:style-name="T3">ir_002_foo.su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4cm" svg:height="0.8cm" svg:x="21.7cm" svg:y="2.388cm">
            <text:p text:style-name="P1"><text:span text:style-name="T3">ir_002_foo.a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4cm" svg:height="0.8cm" svg:x="21.7cm" svg:y="4.763cm">
            <text:p text:style-name="P1"><text:span text:style-name="T3">ir_002_foo.ad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4cm" svg:height="0.8cm" svg:x="21.7cm" svg:y="5.9cm">
            <text:p text:style-name="P1"><text:span text:style-name="T3">ir_002_foo.du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" draw:text-style-name="P4" draw:layer="layout" svg:width="4.1cm" svg:height="0.6cm" svg:x="21.2cm" svg:y="11.498cm">
          <text:p text:style-name="P1"><text:span text:style-name="T3">002_foo.a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1cm" svg:height="0.6cm" svg:x="21.2cm" svg:y="12.416cm">
          <text:p text:style-name="P1"><text:span text:style-name="T3">002_foo.s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1cm" svg:height="0.6cm" svg:x="21.2cm" svg:y="13.333cm">
          <text:p text:style-name="P1"><text:span text:style-name="T3">002_foo.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1cm" svg:height="0.6cm" svg:x="21.2cm" svg:y="14.2cm">
          <text:p text:style-name="P1"><text:span text:style-name="T3">002_foo.d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3.1cm" svg:y1="15.1cm" svg:x2="23cm" svg:y2="16cm">
          <text:p/>
        </draw:line>
        <draw:frame draw:style-name="gr17" draw:layer="layout" svg:width="6.1cm" svg:height="3.25cm" svg:x="11.8cm" svg:y="9.25cm">
          <draw:text-box>
            <text:p>The .add and the .dup files will contain the foo.word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svg:stroke-opacity="80%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0:48:29.895097283</meta:creation-date>
    <dc:date>2017-01-18T16:49:22.511116803</dc:date>
    <meta:editing-duration>P1DT4H28M10S</meta:editing-duration>
    <meta:editing-cycles>69</meta:editing-cycles>
    <meta:generator>LibreOffice/4.2.8.2$Linux_X86_64 LibreOffice_project/420m0$Build-2</meta:generator>
    <meta:document-statistic meta:object-count="73"/>
  </office:meta>
</office:document-meta>
</file>